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253706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6.0"/>
          <table:table-cell office:value-type="float" office:value="2873.0"/>
          <table:table-cell office:value-type="float" office:value="21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359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6.0"/>
          <table:table-cell office:value-type="float" office:value="2873.0"/>
          <table:table-cell office:value-type="float" office:value="21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1698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6.0"/>
          <table:table-cell office:value-type="float" office:value="3191.0"/>
          <table:table-cell office:value-type="float" office:value="2211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301748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47.0"/>
          <table:table-cell office:value-type="float" office:value="2977.0"/>
          <table:table-cell office:value-type="float" office:value="227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01145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47.0"/>
          <table:table-cell office:value-type="float" office:value="2977.0"/>
          <table:table-cell office:value-type="float" office:value="227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08735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7.0"/>
          <table:table-cell office:value-type="float" office:value="3295.0"/>
          <table:table-cell office:value-type="float" office:value="236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295233"/>
          <table:table-cell office:value-type="float" office:value="0.04"/>
          <table:table-cell office:value-type="float" office:value="0.01"/>
          <table:table-cell office:value-type="float" office:value="1427.0"/>
          <table:table-cell office:value-type="float" office:value="0.0"/>
          <table:table-cell office:value-type="float" office:value="2.0"/>
          <table:table-cell office:value-type="float" office:value="118.0"/>
          <table:table-cell office:value-type="float" office:value="1547.0"/>
          <table:table-cell office:value-type="float" office:value="1123.0"/>
          <table:table-cell office:value-type="float" office:value="3092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66.0"/>
          <table:table-cell office:value-type="float" office:value="4428.0"/>
          <table:table-cell office:value-type="float" office:value="3387.0"/>
          <table:table-cell office:value-type="float" office:value="2736.0"/>
          <table:table-cell office:value-type="float" office:value="4381.0"/>
          <table:table-cell office:value-type="float" office:value="36.0"/>
          <table:table-cell office:value-type="float" office:value="0.287877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66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89.0"/>
          <table:table-cell office:value-type="float" office:value="3387.0"/>
          <table:table-cell office:value-type="float" office:value="2671.0"/>
          <table:table-cell office:value-type="float" office:value="3661.0"/>
          <table:table-cell office:value-type="float" office:value="36.0"/>
          <table:table-cell office:value-type="float" office:value="0.217741"/>
          <table:table-cell office:value-type="float" office:value="0.038"/>
          <table:table-cell office:value-type="float" office:value="0.0"/>
          <table:table-cell office:value-type="float" office:value="352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415.0"/>
          <table:table-cell office:value-type="float" office:value="1069.0"/>
          <table:table-cell office:value-type="float" office:value="2809.0"/>
          <table:table-cell office:value-type="float" office:value="66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2.0"/>
          <table:table-cell office:value-type="float" office:value="4662.0"/>
          <table:table-cell office:value-type="float" office:value="3705.0"/>
          <table:table-cell office:value-type="float" office:value="2812.0"/>
          <table:table-cell office:value-type="float" office:value="5322.0"/>
          <table:table-cell office:value-type="float" office:value="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261324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8.0"/>
          <table:table-cell office:value-type="float" office:value="2766.0"/>
          <table:table-cell office:value-type="float" office:value="207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0829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8.0"/>
          <table:table-cell office:value-type="float" office:value="2766.0"/>
          <table:table-cell office:value-type="float" office:value="207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2165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8.0"/>
          <table:table-cell office:value-type="float" office:value="3084.0"/>
          <table:table-cell office:value-type="float" office:value="2166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329083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2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67.0"/>
          <table:table-cell office:value-type="float" office:value="4453.0"/>
          <table:table-cell office:value-type="float" office:value="3389.0"/>
          <table:table-cell office:value-type="float" office:value="2770.0"/>
          <table:table-cell office:value-type="float" office:value="4376.0"/>
          <table:table-cell office:value-type="float" office:value="36.0"/>
          <table:table-cell office:value-type="float" office:value="0.324926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75.0"/>
          <table:table-cell office:value-type="float" office:value="0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10.0"/>
          <table:table-cell office:value-type="float" office:value="3389.0"/>
          <table:table-cell office:value-type="float" office:value="2701.0"/>
          <table:table-cell office:value-type="float" office:value="3588.0"/>
          <table:table-cell office:value-type="float" office:value="36.0"/>
          <table:table-cell office:value-type="float" office:value="0.332107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61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33.0"/>
          <table:table-cell office:value-type="float" office:value="4687.0"/>
          <table:table-cell office:value-type="float" office:value="3707.0"/>
          <table:table-cell office:value-type="float" office:value="2846.0"/>
          <table:table-cell office:value-type="float" office:value="5256.0"/>
          <table:table-cell office:value-type="float" office:value="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